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1000001CF42E8E2C0A52D8A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  <style:paragraph-properties style:writing-mode="lr-tb"/>
    </style:style>
    <style:style style:name="gr3" style:family="graphic" style:parent-style-name="standard">
      <style:graphic-properties draw:stroke="solid" svg:stroke-width="0.053cm" svg:stroke-color="#bb0000" draw:marker-start-width="0.279cm" draw:marker-end-width="0.279cm" draw:fill="none" draw:textarea-vertical-align="middle" draw:auto-grow-height="false" fo:min-height="6.732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bb0000" draw:marker-start-width="0.279cm" draw:marker-end-width="0.279cm" draw:fill="none" draw:textarea-vertical-align="middle" draw:auto-grow-height="false" fo:min-height="20.643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bb0000" draw:marker-start-width="0.279cm" draw:marker-end-width="0.279cm" svg:stroke-opacity="80%" draw:fill="none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bb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" style:family="graphic" style:parent-style-name="standard">
      <style:graphic-properties draw:stroke="solid" svg:stroke-width="0.053cm" svg:stroke-color="#bb0000" draw:marker-start-width="0.279cm" draw:marker-end-width="0.279cm" draw:fill="none" draw:textarea-vertical-align="middle" draw:auto-grow-height="false" fo:min-height="5.718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Ubuntu Mono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Ubuntu Mono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bb0000"/>
    </style:style>
    <style:style style:name="P6" style:family="paragraph">
      <loext:graphic-properties draw:fill-color="#ffffff"/>
    </style:style>
    <style:style style:name="T1" style:family="text">
      <style:text-properties style:font-name="Ubuntu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388cm" svg:height="9.799cm" svg:x="3.366cm" svg:y="4.572cm">
          <draw:image xlink:href="Pictures/1000020100000451000001CF42E8E2C0A52D8A8D.png" xlink:type="simple" xlink:show="embed" xlink:actuate="onLoad" loext:mime-type="image/png">
            <text:p/>
          </draw:image>
        </draw:frame>
        <draw:frame draw:style-name="gr2" draw:text-style-name="P3" draw:layer="layout" svg:width="4.572cm" svg:height="0.89cm" svg:x="12.7cm" svg:y="2.371cm">
          <draw:text-box>
            <text:p text:style-name="P2"><text:span text:style-name="T1">description</text:span></text:p>
          </draw:text-box>
        </draw:frame>
        <draw:custom-shape draw:style-name="gr3" draw:text-style-name="P4" draw:layer="layout" svg:width="0.762cm" svg:height="7.366cm" svg:x="2.354cm" svg:y="4.672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1.027cm" svg:height="22.097cm" draw:transform="rotate (-1.57184352434609) translate (25.654cm 3.356cm)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5" draw:layer="layout" svg:width="2.794cm" svg:height="0.762cm" svg:x="3.556cm" svg:y="4.4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72cm" svg:height="0.89cm" svg:x="3.302cm" svg:y="2.412cm">
          <draw:text-box>
            <text:p text:style-name="P2"><text:span text:style-name="T1">name / id</text:span></text:p>
          </draw:text-box>
        </draw:frame>
        <draw:line draw:style-name="gr6" draw:text-style-name="P4" draw:layer="layout" svg:x1="4.826cm" svg:y1="4.472cm" svg:x2="4.826cm" svg:y2="3.302cm">
          <text:p/>
        </draw:line>
        <draw:frame draw:style-name="gr7" draw:text-style-name="P3" draw:layer="layout" svg:width="2.54cm" svg:height="0.89cm" svg:x="0.084cm" svg:y="7.974cm">
          <draw:text-box>
            <text:p text:style-name="P2"><text:span text:style-name="T1">record</text:span></text:p>
          </draw:text-box>
        </draw:frame>
        <draw:custom-shape draw:style-name="gr8" draw:text-style-name="P4" draw:layer="layout" svg:width="0.762cm" svg:height="6.35cm" svg:x="21.336cm" svg:y="5.434cm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3.81cm" svg:height="0.944cm" svg:x="22.098cm" svg:y="8.2cm">
          <draw:text-box>
            <text:p text:style-name="P2"><text:span text:style-name="T1">seq(uence)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4:32:43.292767381</meta:creation-date>
    <dc:title>jelmer_base</dc:title>
    <meta:editing-duration>PT12M48S</meta:editing-duration>
    <meta:editing-cycles>4</meta:editing-cycles>
    <meta:generator>LibreOffice/6.4.6.2$Linux_X86_64 LibreOffice_project/40$Build-2</meta:generator>
    <meta:initial-creator>Jelmer Poelstra</meta:initial-creator>
    <dc:date>2021-03-20T14:45:29.767294448</dc:date>
    <dc:creator>Jelmer Poelstra</dc:creator>
    <meta:document-statistic meta:object-count="33"/>
  </office:meta>
</office:document-meta>
</file>